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Impl.getChil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isDerivedFrom( Name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get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getDeclared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canSetProperty( String propertyName , Value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NodeTypeImpl.getDeclaredChil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canRemoveNode( String nod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Impl.is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getAutoCreate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getDeclaredSupertype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Impl.getInheritedSupertyp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TypeImpl.canAddChildNode( String childNodeName , String node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Impl.getAutoCreated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getSuper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Impl.getMandatory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NodeTypeImpl( EffectiveNodeType ent , NodeTypeDef ntd , NodeTypeManagerImpl ntMgr , NamePathResolver resolver , Data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Impl.isNodeType( String nodeTyp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canRemoveProperty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Impl.getDeclaredSuper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Impl.canSetProperty( String propertyName , Value [ ] valu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NodeTypeImpl.hasOrderable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canRemoveItem( String ite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Impl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getMandatory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canAddChildNode( String childNod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Impl.getPrimaryItem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